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1000001F3B0D0BEEE59406367.png" manifest:media-type="image/png"/>
  <manifest:file-entry manifest:full-path="Pictures/10000000000001C20000014C65A267AFEF2724D9.png" manifest:media-type="image/png"/>
  <manifest:file-entry manifest:full-path="Pictures/10000000000002100000012EC5CBABAE7F689C78.png" manifest:media-type="image/png"/>
  <manifest:file-entry manifest:full-path="Pictures/100000000000022B0000014CADC4D138E34AC2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c65" officeooo:paragraph-rsid="00068c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x="0.434cm" svg:y="2.265cm" svg:width="13.97cm" svg:height="7.99cm" draw:z-index="0"><draw:image xlink:href="Pictures/10000000000002100000012EC5CBABAE7F689C78.png" xlink:type="simple" xlink:show="embed" xlink:actuate="onLoad" draw:mime-type="image/png"/></draw:frame>Zadanie 1 i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zadanie 3</text:p>
      <text:p text:style-name="P1"><draw:frame draw:style-name="fr1" draw:name="Obraz2" text:anchor-type="char" svg:x="-0.004cm" svg:y="0.171cm" svg:width="11.906cm" svg:height="8.784cm" draw:z-index="1"><draw:image xlink:href="Pictures/10000000000001C20000014C65A267AFEF2724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zadanie 4</text:p>
      <text:p text:style-name="P1"/>
      <text:p text:style-name="P1"/>
      <text:p text:style-name="P1"><draw:frame draw:style-name="fr2" draw:name="Obraz3" text:anchor-type="char" svg:width="14.684cm" svg:height="8.784cm" draw:z-index="2"><draw:image xlink:href="Pictures/100000000000022B0000014CADC4D138E34AC2BD.png" xlink:type="simple" xlink:show="embed" xlink:actuate="onLoad" draw:mime-type="image/png"/></draw:frame><draw:frame draw:style-name="fr1" draw:name="Obraz4" text:anchor-type="char" svg:x="0.256cm" svg:y="10.178cm" svg:width="14.422cm" svg:height="13.204cm" draw:z-index="3"><draw:image xlink:href="Pictures/1000000100000221000001F3B0D0BEEE59406367.png" xlink:type="simple" xlink:show="embed" xlink:actuate="onLoad" draw:mime-type="image/png"/></draw:frame>zadanie 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2:45:12.641000000</meta:creation-date>
    <dc:date>2023-10-06T12:48:16.468000000</dc:date>
    <meta:editing-duration>PT3M4S</meta:editing-duration>
    <meta:editing-cycles>1</meta:editing-cycles>
    <meta:document-statistic meta:table-count="0" meta:image-count="4" meta:object-count="0" meta:page-count="2" meta:paragraph-count="4" meta:word-count="10" meta:character-count="40" meta:non-whitespace-character-count="34"/>
    <meta:generator>LibreOffice/7.4.1.2$Windows_X86_64 LibreOffice_project/3c58a8f3a960df8bc8fd77b461821e42c061c5f0</meta:generator>
  </office:meta>
</office:document-meta>
</file>